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00cc33"/>
    </style:style>
    <style:style style:name="ce50" style:family="table-cell" style:parent-style-name="Default">
      <style:table-cell-properties fo:background-color="#99ccff"/>
    </style:style>
    <style:style style:name="ce51" style:family="table-cell" style:parent-style-name="Default">
      <style:table-cell-properties fo:background-color="#00ff66"/>
    </style:style>
    <style:style style:name="ce52" style:family="table-cell" style:parent-style-name="Default">
      <style:table-cell-properties fo:background-color="#00cc00"/>
    </style:style>
    <style:style style:name="ce53" style:family="table-cell" style:parent-style-name="Default">
      <style:table-cell-properties fo:background-color="#ff00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50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9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9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24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50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24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24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0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24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50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3"/>
          <table:table-cell office:value-type="string">
            <text:p>Arus</text:p>
          </table:table-cell>
          <table:table-cell/>
          <table:table-cell table:style-name="ce50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28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24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51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24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47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52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52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24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51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3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3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8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9800">
            <text:p>9800</text:p>
          </table:table-cell>
          <table:table-cell/>
        </table:table-row>
        <table:table-row table:style-name="ro12">
          <table:table-cell table:style-name="ce28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4600">
            <text:p>4600</text:p>
          </table:table-cell>
          <table:table-cell/>
          <table:table-cell table:formula="of:=SUM([.K2];[.K10];[.K11];[.K35];[.K64];[.K100])" office:value-type="float" office:value="142400">
            <text:p>1424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G3];[.G31];[.G59];[.G93])" office:value-type="float" office:value="134600">
            <text:p>1346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4250">
            <text:p>4250</text:p>
          </table:table-cell>
          <table:table-cell/>
          <table:table-cell table:formula="of:=[.L3]-[.L4]" office:value-type="float" office:value="7800">
            <text:p>78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5500">
            <text:p>5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51" office:value-type="float" office:value="2550">
            <text:p>2550</text:p>
          </table:table-cell>
          <table:table-cell office:value-type="float" office:value="8600">
            <text:p>8600</text:p>
          </table:table-cell>
          <table:table-cell/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00">
            <text:p>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47"/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52" office:value-type="float" office:value="8350">
            <text:p>835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52" office:value-type="float" office:value="9750">
            <text:p>975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10000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38" office:value-type="string">
            <text:p>Ստեփան</text:p>
          </table:table-cell>
          <table:table-cell table:style-name="ce51" office:value-type="float" office:value="8600">
            <text:p>8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38" office:value-type="string">
            <text:p>Մարինե</text:p>
          </table:table-cell>
          <table:table-cell table:style-name="ce52" office:value-type="float" office:value="1300">
            <text:p>1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ce23"/>
          <table:table-cell table:number-columns-repeated="3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28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38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1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table:number-columns-repeated="2"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38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8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table:number-columns-repeated="3"/>
          <table:table-cell table:style-name="ce2" table:formula="of:=SUM([.B93:.F93])" office:value-type="float" office:value="18400">
            <text:p>184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24:.F124])" office:value-type="float" office:value="682.692307692308">
            <text:p>682.6923076923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3:.F124])" office:value-type="float" office:value="682.692307692308">
            <text:p>682.6923076923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682.692307692308">
            <text:p>682.6923076923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682.692307692308">
            <text:p>682.6923076923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682.692307692308">
            <text:p>682.6923076923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682.692307692308">
            <text:p>682.6923076923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682.692307692308">
            <text:p>682.6923076923</text:p>
          </table:table-cell>
          <table:table-cell office:value-type="string">
            <text:p>Հասմիկ Դ․</text:p>
          </table:table-cell>
          <table:table-cell/>
          <table:table-cell office:value-type="float" office:value="8000">
            <text:p>8000</text:p>
          </table:table-cell>
          <table:table-cell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:.F124])" office:value-type="float" office:value="682.692307692308">
            <text:p>682.6923076923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F124])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24:.F124])" office:value-type="float" office:value="682.692307692308">
            <text:p>682.6923076923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C124])" office:value-type="float" office:value="325">
            <text:p>325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124:.F124])" office:value-type="float" office:value="682.692307692308">
            <text:p>682.6923076923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:.F124])" office:value-type="float" office:value="682.692307692308">
            <text:p>682.6923076923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24:.F124])" office:value-type="float" office:value="682.692307692308">
            <text:p>682.6923076923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682.692307692308">
            <text:p>682.6923076923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682.692307692308">
            <text:p>682.6923076923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682.692307692308">
            <text:p>682.6923076923</text:p>
          </table:table-cell>
          <table:table-cell table:style-name="ce38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24:.F124])" office:value-type="float" office:value="325">
            <text:p>325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682.692307692308">
            <text:p>682.6923076923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682.692307692308">
            <text:p>682.6923076923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124])"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682.692307692308">
            <text:p>682.6923076923</text:p>
          </table:table-cell>
          <table:table-cell table:style-name="ce38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682.692307692308">
            <text:p>682.6923076923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682.692307692308">
            <text:p>682.6923076923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682.692307692308">
            <text:p>682.6923076923</text:p>
          </table:table-cell>
          <table:table-cell table:style-name="Default"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682.692307692308">
            <text:p>682.6923076923</text:p>
          </table:table-cell>
          <table:table-cell table:style-name="Default"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682.692307692308">
            <text:p>682.6923076923</text:p>
          </table:table-cell>
          <table:table-cell table:style-name="Default"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682.692307692308">
            <text:p>682.6923076923</text:p>
          </table:table-cell>
          <table:table-cell table:style-name="Default"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682.692307692308">
            <text:p>682.6923076923</text:p>
          </table:table-cell>
          <table:table-cell table:style-name="Default"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682.692307692308">
            <text:p>682.6923076923</text:p>
          </table:table-cell>
          <table:table-cell table:style-name="Default" office:value-type="string">
            <text:p>Meruj</text:p>
          </table:table-cell>
          <table:table-cell table:number-columns-repeated="3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6" office:value-type="float" office:value="0">
            <text:p>0</text:p>
          </table:table-cell>
          <table:table-cell table:formula="of:=[.E93]/26" office:value-type="float" office:value="0">
            <text:p>0</text:p>
          </table:table-cell>
          <table:table-cell table:formula="of:=[.F93]/29" office:value-type="float" office:value="0">
            <text:p>0</text:p>
          </table:table-cell>
          <table:table-cell/>
          <table:table-cell table:style-name="ce2" table:formula="of:=SUM([.H94:.H123])" office:value-type="float" office:value="18400">
            <text:p>18400</text:p>
          </table:table-cell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5/24/2016</text:date>, <text:time>10:4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5-24T10:48:05</dc:date>
    <meta:editing-duration>P7DT4H36M59S</meta:editing-duration>
    <meta:editing-cycles>2485</meta:editing-cycles>
    <meta:generator>OpenOffice/4.1.1$Unix OpenOffice.org_project/411m6$Build-9775</meta:generator>
    <dc:creator>Hasmik Dabaghyan</dc:creator>
    <meta:document-statistic meta:table-count="14" meta:cell-count="6131" meta:object-count="0"/>
  </office:meta>
</office:document-meta>
</file>